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/>
    </style:style>
    <style:style style:name="T2" style:parent-style-name="DefaultParagraphFont" style:family="text">
      <style:text-properties fo:color="#C9211E"/>
    </style:style>
    <style:style style:name="P3" style:parent-style-name="Standarduser" style:family="paragraph">
      <style:text-properties style:font-name="serif"/>
    </style:style>
    <style:style style:name="P4" style:parent-style-name="Standarduser" style:family="paragraph">
      <style:text-properties style:font-name="serif"/>
    </style:style>
    <style:style style:name="T5" style:parent-style-name="DefaultParagraphFont" style:family="text">
      <style:text-properties style:font-name="serif"/>
    </style:style>
    <style:style style:name="T6" style:parent-style-name="DefaultParagraphFont" style:family="text">
      <style:text-properties fo:color="#FF0000"/>
    </style:style>
    <style:style style:name="T7" style:parent-style-name="DefaultParagraphFont" style:family="text">
      <style:text-properties fo:color="#FF0000"/>
    </style:style>
    <style:style style:name="T8" style:parent-style-name="DefaultParagraphFont" style:family="text">
      <style:text-properties style:font-name="serif"/>
    </style:style>
    <style:style style:name="T9" style:parent-style-name="DefaultParagraphFont" style:family="text">
      <style:text-properties style:font-name="serif" fo:font-size="11pt" style:font-size-asian="11pt"/>
    </style:style>
    <style:style style:name="T10" style:parent-style-name="DefaultParagraphFont" style:family="text">
      <style:text-properties style:font-name="serif"/>
    </style:style>
    <style:style style:name="T11" style:parent-style-name="DefaultParagraphFont" style:family="text">
      <style:text-properties style:font-name="serif" fo:color="#70AD47"/>
    </style:style>
    <style:style style:name="T12" style:parent-style-name="DefaultParagraphFont" style:family="text">
      <style:text-properties style:font-name="serif" fo:color="#FF0000"/>
    </style:style>
    <style:style style:name="T13" style:parent-style-name="DefaultParagraphFont" style:family="text">
      <style:text-properties style:font-name="serif"/>
    </style:style>
    <style:style style:name="T14" style:parent-style-name="DefaultParagraphFont" style:family="text">
      <style:text-properties style:font-name="serif" fo:font-size="11pt" style:font-size-asian="11pt"/>
    </style:style>
    <style:style style:name="T15" style:parent-style-name="DefaultParagraphFont" style:family="text">
      <style:text-properties style:font-name="serif"/>
    </style:style>
    <style:style style:name="T16" style:parent-style-name="DefaultParagraphFont" style:family="text">
      <style:text-properties style:font-name="serif"/>
    </style:style>
    <style:style style:name="T17" style:parent-style-name="DefaultParagraphFont" style:family="text">
      <style:text-properties style:font-name="serif" fo:color="#FF0000"/>
    </style:style>
    <style:style style:name="T18" style:parent-style-name="DefaultParagraphFont" style:family="text">
      <style:text-properties style:font-name="serif" fo:color="#FF0000"/>
    </style:style>
    <style:style style:name="T19" style:parent-style-name="DefaultParagraphFont" style:family="text">
      <style:text-properties style:font-name="serif"/>
    </style:style>
    <style:style style:name="T20" style:parent-style-name="DefaultParagraphFont" style:family="text">
      <style:text-properties style:font-name="serif" fo:font-size="11pt" style:font-size-asian="11pt"/>
    </style:style>
    <style:style style:name="T21" style:parent-style-name="DefaultParagraphFont" style:family="text">
      <style:text-properties style:font-name="serif"/>
    </style:style>
    <style:style style:name="T22" style:parent-style-name="DefaultParagraphFont" style:family="text">
      <style:text-properties style:font-name="serif" fo:color="#70AD47"/>
    </style:style>
  </office:automatic-styles>
  <office:body>
    <office:text text:use-soft-page-breaks="true">
      <text:p text:style-name="P1">Lab # 5</text:p>
      <text:p text:style-name="Standarduser"/>
      <text:p text:style-name="Standarduser">Deadline is on September<text:s/><text:span text:style-name="T2">28, 2020 at 2pm.<text:s/></text:span>Submit on iCollege.</text:p>
      <text:p text:style-name="Standarduser"/>
      <text:p text:style-name="P3">Question#1</text:p>
      <text:p text:style-name="P4">Determine whether each of these sets is the power set of a set, where a and b are distinct elements.</text:p>
      <text:p text:style-name="Standarduser"><text:span text:style-name="T5">a)</text:span>∅:<text:s/><text:span text:style-name="T6">This is not a power set, as it does not<text:s/></text:span><text:span text:style-name="T7">contain all the possible subsets of the set.</text:span></text:p>
      <text:p text:style-name="Standarduser"><text:span text:style-name="T8">b)</text:span><text:span text:style-name="T9">{</text:span>∅<text:span text:style-name="T10">, {a}}:<text:s/></text:span><text:span text:style-name="T11">This is a powerset of {a}</text:span><text:span text:style-name="T12">.</text:span></text:p>
      <text:p text:style-name="Standarduser"><text:span text:style-name="T13">c)</text:span><text:span text:style-name="T14">{</text:span>∅<text:span text:style-name="T15">, {a}, {</text:span>∅<text:span text:style-name="T16">, a}}:<text:s/></text:span><text:span text:style-name="T17">Si</text:span><text:span text:style-name="T18">nce element b is missing, this is not a power set.</text:span></text:p>
      <text:p text:style-name="Standarduser"><text:span text:style-name="T19">d)</text:span><text:span text:style-name="T20">{</text:span>∅<text:span text:style-name="T21">, {a}, {b}, {a, b}}:<text:s/></text:span><text:span text:style-name="T22">This is a perfect power set, as it contains all the subset elements of the set {a, b}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eetham Thelluri</dc:creator>
    <meta:creation-date>2020-09-23T20:32:00Z</meta:creation-date>
    <dc:date>2021-01-04T19:32:00Z</dc:date>
    <meta:template xlink:href="Normal" xlink:type="simple"/>
    <meta:editing-cycles>15</meta:editing-cycles>
    <meta:editing-duration>PT660S</meta:editing-duration>
    <meta:document-statistic meta:page-count="1" meta:paragraph-count="1" meta:word-count="74" meta:character-count="497" meta:row-count="3" meta:non-whitespace-character-count="424"/>
  </office:meta>
</office:document-meta>
</file>